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" style:family="text">
      <style:text-properties fo:font-size="9.00pt" fo:font-weight="normal" fo:font-family="'Lucida Console'" style:font-family-asian="'Lucida Console'" style:font-family-complex="'Lucida Console'" fo:background-color="transparent" fo:color="#00bf00"/>
    </style:style>
    <style:style style:name="T3" style:family="text">
      <style:text-properties fo:font-size="9.00pt" fo:font-weight="normal" fo:font-family="'Lucida Console'" style:font-family-asian="'Lucida Console'" style:font-family-complex="'Lucida Console'" fo:background-color="transparent" fo:color="#bf00bf"/>
    </style:style>
    <style:style style:name="T4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5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9" style:family="text">
      <style:text-properties fo:font-size="9.00pt" fo:font-weight="normal" fo:font-family="'Lucida Console'" style:font-family-asian="'Lucida Console'" style:font-family-complex="'Lucida Console'" fo:background-color="transparent" fo:color="#00bf00"/>
    </style:style>
    <style:style style:name="T10" style:family="text">
      <style:text-properties fo:font-size="9.00pt" fo:font-weight="normal" fo:font-family="'Lucida Console'" style:font-family-asian="'Lucida Console'" style:font-family-complex="'Lucida Console'" fo:background-color="transparent" fo:color="#bf00bf"/>
    </style:style>
    <style:style style:name="T11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12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1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" style:family="text">
      <style:text-properties fo:font-size="9.00pt" fo:font-weight="normal" fo:font-family="'Lucida Console'" style:font-family-asian="'Lucida Console'" style:font-family-complex="'Lucida Console'" fo:background-color="transparent" fo:color="#00bf00"/>
    </style:style>
    <style:style style:name="T15" style:family="text">
      <style:text-properties fo:font-size="9.00pt" fo:font-weight="normal" fo:font-family="'Lucida Console'" style:font-family-asian="'Lucida Console'" style:font-family-complex="'Lucida Console'" fo:background-color="transparent" fo:color="#bf00bf"/>
    </style:style>
    <style:style style:name="T16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17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1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9" style:family="text">
      <style:text-properties fo:font-size="9.00pt" fo:font-weight="normal" fo:font-family="'Lucida Console'" style:font-family-asian="'Lucida Console'" style:font-family-complex="'Lucida Console'" fo:background-color="transparent" fo:color="#00bf00"/>
    </style:style>
    <style:style style:name="T20" style:family="text">
      <style:text-properties fo:font-size="9.00pt" fo:font-weight="normal" fo:font-family="'Lucida Console'" style:font-family-asian="'Lucida Console'" style:font-family-complex="'Lucida Console'" fo:background-color="transparent" fo:color="#bf00bf"/>
    </style:style>
    <style:style style:name="T21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22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2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4" style:family="text">
      <style:text-properties fo:font-size="9.00pt" fo:font-weight="normal" fo:font-family="'Lucida Console'" style:font-family-asian="'Lucida Console'" style:font-family-complex="'Lucida Console'" fo:background-color="transparent" fo:color="#00bf00"/>
    </style:style>
    <style:style style:name="T25" style:family="text">
      <style:text-properties fo:font-size="9.00pt" fo:font-weight="normal" fo:font-family="'Lucida Console'" style:font-family-asian="'Lucida Console'" style:font-family-complex="'Lucida Console'" fo:background-color="transparent" fo:color="#bf00bf"/>
    </style:style>
    <style:style style:name="T26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27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2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29" style:family="text">
      <style:text-properties fo:font-size="9.00pt" fo:font-weight="normal" fo:font-family="'Lucida Console'" style:font-family-asian="'Lucida Console'" style:font-family-complex="'Lucida Console'" fo:background-color="transparent" fo:color="#00bf00"/>
    </style:style>
    <style:style style:name="T30" style:family="text">
      <style:text-properties fo:font-size="9.00pt" fo:font-weight="normal" fo:font-family="'Lucida Console'" style:font-family-asian="'Lucida Console'" style:font-family-complex="'Lucida Console'" fo:background-color="transparent" fo:color="#bf00bf"/>
    </style:style>
    <style:style style:name="T31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32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3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4" style:family="text">
      <style:text-properties fo:font-size="9.00pt" fo:font-weight="normal" fo:font-family="'Lucida Console'" style:font-family-asian="'Lucida Console'" style:font-family-complex="'Lucida Console'" fo:background-color="transparent" fo:color="#00bf00"/>
    </style:style>
    <style:style style:name="T35" style:family="text">
      <style:text-properties fo:font-size="9.00pt" fo:font-weight="normal" fo:font-family="'Lucida Console'" style:font-family-asian="'Lucida Console'" style:font-family-complex="'Lucida Console'" fo:background-color="transparent" fo:color="#bf00bf"/>
    </style:style>
    <style:style style:name="T36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37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3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4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4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4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4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4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45" style:family="text">
      <style:text-properties fo:font-size="9.00pt" fo:font-weight="normal" fo:font-family="'Lucida Console'" style:font-family-asian="'Lucida Console'" style:font-family-complex="'Lucida Console'" fo:background-color="transparent" fo:color="#00bf00"/>
    </style:style>
    <style:style style:name="T46" style:family="text">
      <style:text-properties fo:font-size="9.00pt" fo:font-weight="normal" fo:font-family="'Lucida Console'" style:font-family-asian="'Lucida Console'" style:font-family-complex="'Lucida Console'" fo:background-color="transparent" fo:color="#bf00bf"/>
    </style:style>
    <style:style style:name="T47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48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4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50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5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52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5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54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5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56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5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58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5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60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6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62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6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64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6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66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6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68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6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70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7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72" style:family="text">
      <style:text-properties fo:font-size="9.00pt" fo:font-weight="bold" fo:font-family="'Lucida Console'" style:font-family-asian="'Lucida Console'" style:font-family-complex="'Lucida Console'" fo:background-color="transparent" style:use-window-font-color="true"/>
    </style:style>
    <style:style style:name="T7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74" style:family="text">
      <style:text-properties fo:font-size="9.00pt" fo:font-weight="normal" fo:font-family="'Lucida Console'" style:font-family-asian="'Lucida Console'" style:font-family-complex="'Lucida Console'" fo:background-color="transparent" fo:color="#00bf00"/>
    </style:style>
    <style:style style:name="T75" style:family="text">
      <style:text-properties fo:font-size="9.00pt" fo:font-weight="normal" fo:font-family="'Lucida Console'" style:font-family-asian="'Lucida Console'" style:font-family-complex="'Lucida Console'" fo:background-color="transparent" fo:color="#bf00bf"/>
    </style:style>
    <style:style style:name="T76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77" style:family="text">
      <style:text-properties fo:font-size="9.00pt" fo:font-weight="normal" fo:font-family="'Lucida Console'" style:font-family-asian="'Lucida Console'" style:font-family-complex="'Lucida Console'" fo:background-color="transparent" fo:color="#bfbf00"/>
    </style:style>
    <style:style style:name="T7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</text:span></text:p>
      <text:p text:style-name="P1"><text:span text:style-name="T2">ruthm@LAPTOP-1QK9L9A4<text:s/></text:span><text:span text:style-name="T3">MINGW64<text:s/></text:span><text:span text:style-name="T4">~/OneDrive/Área de Trabalho/assassinato-na-linha-de-comando</text:span><text:span text:style-name="T5"/></text:p>
      <text:p text:style-name="P1"><text:span text:style-name="T6">$ pwd</text:span></text:p>
      <text:p text:style-name="P1"><text:span text:style-name="T7">/c/Users/ruthm/OneDrive/Área de Trabalho/assassinato-na-linha-de-comando</text:span><text:span text:style-name="T8"/></text:p>
      <text:p text:style-name="P1"><text:span text:style-name="T8"/></text:p>
      <text:p text:style-name="P1"><text:span text:style-name="T9">ruthm@LAPTOP-1QK9L9A4<text:s/></text:span><text:span text:style-name="T10">MINGW64<text:s/></text:span><text:span text:style-name="T11">~/OneDrive/Área de Trabalho/assassinato-na-linha-de-comando</text:span><text:span text:style-name="T12"/></text:p>
      <text:p text:style-name="P1"><text:span text:style-name="T13">$ cd assassinato-na-linha-de-comando</text:span></text:p>
      <text:p text:style-name="P1"><text:span text:style-name="T13">bash: cd: assassinato-na-linha-de-comando: No such file or directory</text:span></text:p>
      <text:p text:style-name="P1"><text:span text:style-name="T13"/></text:p>
      <text:p text:style-name="P1"><text:span text:style-name="T14">ruthm@LAPTOP-1QK9L9A4<text:s/></text:span><text:span text:style-name="T15">MINGW64<text:s/></text:span><text:span text:style-name="T16">~/OneDrive/Área de Trabalho/assassinato-na-linha-de-comando</text:span><text:span text:style-name="T17"/></text:p>
      <text:p text:style-name="P1"><text:span text:style-name="T18">$ cat assassinato-na-linha-de-comando</text:span></text:p>
      <text:p text:style-name="P1"><text:span text:style-name="T18">cat: assassinato-na-linha-de-comando: No such file or directory</text:span></text:p>
      <text:p text:style-name="P1"><text:span text:style-name="T18"/></text:p>
      <text:p text:style-name="P1"><text:span text:style-name="T19">ruthm@LAPTOP-1QK9L9A4<text:s/></text:span><text:span text:style-name="T20">MINGW64<text:s/></text:span><text:span text:style-name="T21">~/OneDrive/Área de Trabalho/assassinato-na-linha-de-comando</text:span><text:span text:style-name="T22"/></text:p>
      <text:p text:style-name="P1"><text:span text:style-name="T23">$ cat misterio</text:span></text:p>
      <text:p text:style-name="P1"><text:span text:style-name="T23">cat: misterio: Is a directory</text:span></text:p>
      <text:p text:style-name="P1"><text:span text:style-name="T23"/></text:p>
      <text:p text:style-name="P1"><text:span text:style-name="T24">ruthm@LAPTOP-1QK9L9A4<text:s/></text:span><text:span text:style-name="T25">MINGW64<text:s/></text:span><text:span text:style-name="T26">~/OneDrive/Área de Trabalho/assassinato-na-linha-de-comando</text:span><text:span text:style-name="T27"/></text:p>
      <text:p text:style-name="P1"><text:span text:style-name="T28">$ cd misterio</text:span></text:p>
      <text:p text:style-name="P1"><text:span text:style-name="T28"/></text:p>
      <text:p text:style-name="P1"><text:span text:style-name="T29">ruthm@LAPTOP-1QK9L9A4<text:s/></text:span><text:span text:style-name="T30">MINGW64<text:s/></text:span><text:span text:style-name="T31">~/OneDrive/Área de Trabalho/assassinato-na-linha-de-comando/misterio</text:span><text:span text:style-name="T32"/></text:p>
      <text:p text:style-name="P1"><text:span text:style-name="T33">$ grep cena-do-crime</text:span></text:p>
      <text:p text:style-name="P1"><text:span text:style-name="T33">cd ../</text:span></text:p>
      <text:p text:style-name="P1"><text:span text:style-name="T33"/></text:p>
      <text:p text:style-name="P1"><text:span text:style-name="T33"/></text:p>
      <text:p text:style-name="P1"><text:span text:style-name="T34">ruthm@LAPTOP-1QK9L9A4<text:s/></text:span><text:span text:style-name="T35">MINGW64<text:s/></text:span><text:span text:style-name="T36">~/OneDrive/Área de Trabalho/assassinato-na-linha-de-comando/misterio</text:span><text:span text:style-name="T37"/></text:p>
      <text:p text:style-name="P1"><text:span text:style-name="T38">$ grep PISTA cena-do-crime</text:span></text:p>
      <text:p text:style-name="P1"><text:span text:style-name="T39">PISTA: A filmagem do caixa eletrônico está embaçada, mas mostra que o suspeito é um homem alto, pelo menos 1,83m de altura.</text:span><text:span text:style-name="T40"/></text:p>
      <text:p text:style-name="P1"><text:span text:style-name="T41">PISTA: Encontramos uma carteira que provavelmente pertence ao assassino. Nenhum documento de identidade, apenas alguns trocados e carteirinhas dos grupos AAA, Delta SkyMiles, biblioteca e do Museu de História do Bash. Impossível rastrear as carteirinhas, e nenhuma delas possui nome, por algum motivo.</text:span><text:span text:style-name="T42"/></text:p>
      <text:p text:style-name="P1"><text:span text:style-name="T43">PISTA: Interrogamos o garçom da cafeteria próxima à cena. Ele disse que uma mulher saiu da cafeteria logo antes de ouvirem os tiros. O nome dela era Annabel, tinha cabelo loiro curto e um sotaque da Nova Zelândia.</text:span><text:span text:style-name="T44"/></text:p>
      <text:p text:style-name="P1"><text:span text:style-name="T44"/></text:p>
      <text:p text:style-name="P1"><text:span text:style-name="T45">ruthm@LAPTOP-1QK9L9A4<text:s/></text:span><text:span text:style-name="T46">MINGW64<text:s/></text:span><text:span text:style-name="T47">~/OneDrive/Área de Trabalho/assassinato-na-linha-de-comando/misterio</text:span><text:span text:style-name="T48"/></text:p>
      <text:p text:style-name="P1"><text:span text:style-name="T49">$ grep Annabel pessoas</text:span></text:p>
      <text:p text:style-name="P1"><text:span text:style-name="T49">Annabel Sun<text:s text:c="4"/></text:span><text:span text:style-name="T50"><text:s/></text:span><text:span text:style-name="T51">F<text:s text:c="6"/></text:span><text:span text:style-name="T52"><text:s/></text:span><text:span text:style-name="T53">26<text:s text:c="5"/></text:span><text:span text:style-name="T54"><text:s/></text:span><text:span text:style-name="T55">Vila Hart, linha 40</text:span></text:p>
      <text:p text:style-name="P1"><text:span text:style-name="T55">Oluwasegun Annabel<text:s text:c="5"/></text:span><text:span text:style-name="T56"><text:s/></text:span><text:span text:style-name="T57">M<text:s text:c="6"/></text:span><text:span text:style-name="T58"><text:s/></text:span><text:span text:style-name="T59">37<text:s text:c="5"/></text:span><text:span text:style-name="T60"><text:s/></text:span><text:span text:style-name="T61">Rua Mattapan, linha 173</text:span></text:p>
      <text:p text:style-name="P1"><text:span text:style-name="T61">Annabel Church<text:s/></text:span><text:span text:style-name="T62"><text:s/></text:span><text:span text:style-name="T63">F<text:s text:c="6"/></text:span><text:span text:style-name="T64"><text:s/></text:span><text:span text:style-name="T65">38<text:s text:c="5"/></text:span><text:span text:style-name="T66"><text:s/></text:span><text:span text:style-name="T67">Vila Buckingham, linha 179</text:span></text:p>
      <text:p text:style-name="P1"><text:span text:style-name="T67">Annabel Fuglsang<text:s text:c="7"/></text:span><text:span text:style-name="T68"><text:s/></text:span><text:span text:style-name="T69">M<text:s text:c="6"/></text:span><text:span text:style-name="T70"><text:s/></text:span><text:span text:style-name="T71">40<text:s text:c="5"/></text:span><text:span text:style-name="T72"><text:s/></text:span><text:span text:style-name="T73">Rua Haley, linha 176</text:span></text:p>
      <text:p text:style-name="P1"><text:span text:style-name="T73"/></text:p>
      <text:p text:style-name="P1"><text:span text:style-name="T74">ruthm@LAPTOP-1QK9L9A4<text:s/></text:span><text:span text:style-name="T75">MINGW64<text:s/></text:span><text:span text:style-name="T76">~/OneDrive/Área de Trabalho/assassinato-na-linha-de-comando/misterio</text:span><text:span text:style-name="T77"/></text:p>
      <text:p text:style-name="P1"><text:span text:style-name="T78">$ head -n 40 vilas/Vila Hart</text:span></text:p>
      <text:p text:style-name="P1"><text:span text:style-name="T78">head: cannot open 'vilas/Vila' for reading: No such file or directory</text:span></text:p>
      <text:p text:style-name="P1"><text:span text:style-name="T78">head: cannot open 'Hart' for reading: No such file or directory</text:span></text:p>
      <text:p text:style-name="P1"><text:span text:style-name="T78"/></text:p>
      <text:p text:style-name="P1"><text:span text:style-name="T7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